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66.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oroskope.de" table:style-name="ta1">
        <table:table-column table:style-name="co1" table:default-cell-style-name="Default"/>
        <table:table-row table:style-name="ro1">
          <table:table-cell office:value-type="string" calcext:value-type="string">
            <text:p>Heute ist dein Tag.</text:p>
          </table:table-cell>
        </table:table-row>
        <table:table-row table:style-name="ro1">
          <table:table-cell office:value-type="string" calcext:value-type="string">
            <text:p>Du wirst es etwas schwerer haben. Aber am Ende des Tages wirst Du Deinen Soll erfüllt haben.</text:p>
          </table:table-cell>
        </table:table-row>
        <table:table-row table:style-name="ro1">
          <table:table-cell office:value-type="string" calcext:value-type="string">
            <text:p>Das Leben kann uns manchmal Zitronen schenken, dann mach Limonade daraus.</text:p>
          </table:table-cell>
        </table:table-row>
        <table:table-row table:style-name="ro1">
          <table:table-cell office:value-type="string" calcext:value-type="string">
            <text:p>Das Leben geht weiter, auch wenn mal etwas schief geht.</text:p>
          </table:table-cell>
        </table:table-row>
        <table:table-row table:style-name="ro1">
          <table:table-cell office:value-type="string" calcext:value-type="string">
            <text:p>Es ist zwar schwer, aber der Weg ist das Ziel.</text:p>
          </table:table-cell>
        </table:table-row>
        <table:table-row table:style-name="ro1">
          <table:table-cell office:value-type="string" calcext:value-type="string">
            <text:p>Auch wenn es etwas beschwerlicher wird, dass Glas ist immer halb voll.</text:p>
          </table:table-cell>
        </table:table-row>
        <table:table-row table:style-name="ro1">
          <table:table-cell office:value-type="string" calcext:value-type="string">
            <text:p>Es kann turbulent zugehen, aber am Ende wirst Du alles routiniert erledigt haben.</text:p>
          </table:table-cell>
        </table:table-row>
        <table:table-row table:style-name="ro1">
          <table:table-cell office:value-type="string" calcext:value-type="string">
            <text:p>Gestern hast Du gesagt, mach es morgen. Heute ist morgen, fang einfach an. Und du wirst Dein Glück finden.</text:p>
          </table:table-cell>
        </table:table-row>
        <table:table-row table:style-name="ro1">
          <table:table-cell office:value-type="string" calcext:value-type="string">
            <text:p>Im Tal der Tränen ist kein Platz für Dich. Schau in den Spiegel und sag Dir heute wirst du das schaffen.</text:p>
          </table:table-cell>
        </table:table-row>
        <table:table-row table:style-name="ro1">
          <table:table-cell office:value-type="string" calcext:value-type="string">
            <text:p>Es ist nicht Leicht, heute auf zu stehen. Aber wenn Du es tust, dann schaffst Du alles.</text:p>
          </table:table-cell>
        </table:table-row>
        <table:table-row table:style-name="ro1">
          <table:table-cell office:value-type="string" calcext:value-type="string">
            <text:p>Jeder Schritt ist ein neuer Anfang. Heute ist Dein Tag.</text:p>
          </table:table-cell>
        </table:table-row>
        <table:table-row table:style-name="ro1">
          <table:table-cell office:value-type="string" calcext:value-type="string">
            <text:p>Wie der Tag heute wird liegt in deiner Hand. Glaub an Dich.</text:p>
          </table:table-cell>
        </table:table-row>
        <table:table-row table:style-name="ro1">
          <table:table-cell office:value-type="string" calcext:value-type="string">
            <text:p>Auch wenn es Regnet, scheint hinter den trüben Wolken die Sonne für Dich.</text:p>
          </table:table-cell>
        </table:table-row>
        <table:table-row table:style-name="ro1">
          <table:table-cell office:value-type="string" calcext:value-type="string">
            <text:p>Lächele und die Menschen lächeln zurück. Heute kannst Du mit deinem Charme punkten.</text:p>
          </table:table-cell>
        </table:table-row>
        <table:table-row table:style-name="ro1">
          <table:table-cell office:value-type="string" calcext:value-type="string">
            <text:p>Bleib am Ball und Du wirst Deine Ziele erreichen.</text:p>
          </table:table-cell>
        </table:table-row>
        <table:table-row table:style-name="ro1">
          <table:table-cell office:value-type="string" calcext:value-type="string">
            <text:p>Stell Dein Licht nicht unter den Scheffel, Du bist großartig.</text:p>
          </table:table-cell>
        </table:table-row>
        <table:table-row table:style-name="ro1">
          <table:table-cell office:value-type="string" calcext:value-type="string">
            <text:p>Wenn heute die Sonne untergegangen ist, wirst Du in den wohlverdienten Feierabend gehen können.</text:p>
          </table:table-cell>
        </table:table-row>
        <table:table-row table:style-name="ro1">
          <table:table-cell office:value-type="string" calcext:value-type="string">
            <text:p>Eine geniale Idee möchte umgesetzt werden. Dann schreib es Dir auf und setze es um. Es wird phantastisch.</text:p>
          </table:table-cell>
        </table:table-row>
        <table:table-row table:style-name="ro1">
          <table:table-cell office:value-type="string" calcext:value-type="string">
            <text:p>Auch wenn es heute viele Stolpersteine gibt, so wirst Du doch alles wie gewohnt erledigen.</text:p>
          </table:table-cell>
        </table:table-row>
        <table:table-row table:style-name="ro1">
          <table:table-cell office:value-type="string" calcext:value-type="string">
            <text:p>Nicht nur die riesigen sondern auch die kleinen Schritte im Leben bringen uns voran.</text:p>
          </table:table-cell>
        </table:table-row>
        <table:table-row table:style-name="ro1">
          <table:table-cell office:value-type="string" calcext:value-type="string">
            <text:p>Das Leben kann manchmal unberechenbar sein. Aber egal wie turbulent es heute zugeht. Du rockst das!</text:p>
          </table:table-cell>
        </table:table-row>
        <table:table-row table:style-name="ro1">
          <table:table-cell office:value-type="string" calcext:value-type="string">
            <text:p>Jede Herausforderung ist eine Chance an der man wachsen kann.</text:p>
          </table:table-cell>
        </table:table-row>
        <table:table-row table:style-name="ro1">
          <table:table-cell office:value-type="string" calcext:value-type="string">
            <text:p>Behalte Deine trüben Gedanken nicht für dich. Rede mit Freunden darüber und Du wirst sehen, wie schnell sich diese in Luft auflösen.</text:p>
          </table:table-cell>
        </table:table-row>
        <table:table-row table:style-name="ro1">
          <table:table-cell office:value-type="string" calcext:value-type="string">
            <text:p>Ein neues Projekt erfordert viel Engagement, auch Du kannst heute mit Deinem Wissen punkten.</text:p>
          </table:table-cell>
        </table:table-row>
        <table:table-row table:style-name="ro1">
          <table:table-cell office:value-type="string" calcext:value-type="string">
            <text:p>Manche Ideen müssen erst auf die Probe gestellt werden, bevor Sie sich als richtig erweisen. Auch wenn sich etwas als falsch herausstellt, Du wirst immer klüger sein als vorher.</text:p>
          </table:table-cell>
        </table:table-row>
        <table:table-row table:style-name="ro1">
          <table:table-cell office:value-type="string" calcext:value-type="string">
            <text:p>Reich ist der viel lachen kann. Lächele und Du wirst Freude finden.</text:p>
          </table:table-cell>
        </table:table-row>
        <table:table-row table:style-name="ro1">
          <table:table-cell office:value-type="string" calcext:value-type="string">
            <text:p>Die Natur, das Leben, die Zelle und das Atom. Jeder schwingt im Einklang mit dem was uns umgibt. Alles ist miteinander Verbunden. Auch Du bist wichtig für die Symphonie dieser Welt.</text:p>
          </table:table-cell>
        </table:table-row>
        <table:table-row table:style-name="ro1">
          <table:table-cell office:value-type="string" calcext:value-type="string">
            <text:p>Das Haus in dem Du wohnst, ist dein Dach über dem Kopf. Wenn Du heute hinaus gehst, wirst Du dich an dem erfreuen, was Du hast.</text:p>
          </table:table-cell>
        </table:table-row>
        <table:table-row table:style-name="ro1">
          <table:table-cell office:value-type="string" calcext:value-type="string">
            <text:p>Manchmal ist es schwer neue Pfade einzuschlagen, darum wäge ab, welcher Weg dich glücklich macht.</text:p>
          </table:table-cell>
        </table:table-row>
        <table:table-row table:style-name="ro1">
          <table:table-cell office:value-type="string" calcext:value-type="string">
            <text:p>Jeder Tag ist ein neuer Anfang. Heute beginnt ist dein Tag.</text:p>
          </table:table-cell>
        </table:table-row>
        <table:table-row table:style-name="ro1">
          <table:table-cell office:value-type="string" calcext:value-type="string">
            <text:p>Morgens trifft der Traum auf die harte Realität. Deine Ideen sind heute Gold wert. Schreib sie dir auf.</text:p>
          </table:table-cell>
        </table:table-row>
        <table:table-row table:style-name="ro1">
          <table:table-cell office:value-type="string" calcext:value-type="string">
            <text:p>Nur wer aktiv ist, bleibt geistig und körperlich fit. Tu etwas für Deine Gesundheit und Du wirst das Glück finden.</text:p>
          </table:table-cell>
        </table:table-row>
        <table:table-row table:style-name="ro1">
          <table:table-cell office:value-type="string" calcext:value-type="string">
            <text:p>Nutze die Chance. Dieser Tag wird noch besser als gestern.</text:p>
          </table:table-cell>
        </table:table-row>
        <table:table-row table:style-name="ro1">
          <table:table-cell office:value-type="string" calcext:value-type="string">
            <text:p>Auch wenn es auf den ersten Blick kompliziert erscheint, so ist es doch auf den zweiten oftmals gar nicht mehr so schwer. Nimm dir etwas Zeit für Dich bevor Du ein altes Thema wieder anpackst. Du wirst sehen, es wird klappen.</text:p>
          </table:table-cell>
        </table:table-row>
        <table:table-row table:style-name="ro1">
          <table:table-cell office:value-type="string" calcext:value-type="string">
            <text:p>Auch wenn das Motiv nicht ganz klar ist, solange Du ein klares Ziel vor Augen hast, kommst Du immer voran.</text:p>
          </table:table-cell>
        </table:table-row>
        <table:table-row table:style-name="ro1">
          <table:table-cell office:value-type="string" calcext:value-type="string">
            <text:p>Heute ist dir ein Lob sicher. Sieh mal, wie viel Du geschafft hast. Gönne Dir etwas.</text:p>
          </table:table-cell>
        </table:table-row>
        <table:table-row table:style-name="ro1">
          <table:table-cell office:value-type="string" calcext:value-type="string">
            <text:p>Bestimmt war es mal wieder nicht so schlimm, wie Du es Dir ausgemalt hast. Hauptsache Du hast Deinen Tag bewusst gestaltet und etwas aus der Zeit gemacht.</text:p>
          </table:table-cell>
        </table:table-row>
        <table:table-row table:style-name="ro1">
          <table:table-cell office:value-type="string" calcext:value-type="string">
            <text:p>Nicht machen sondern tun.</text:p>
          </table:table-cell>
        </table:table-row>
        <table:table-row table:style-name="ro1">
          <table:table-cell office:value-type="string" calcext:value-type="string">
            <text:p>Jede Idee ist gut. Auch die abgefahrenen. Vielleicht findest Du in deiner Ideenwelt heute einen Schatz.</text:p>
          </table:table-cell>
        </table:table-row>
        <table:table-row table:style-name="ro1">
          <table:table-cell office:value-type="string" calcext:value-type="string">
            <text:p>Lass deine Lieben wissen, wie toll Sie sind und Du wirst reich belohnt werden.</text:p>
          </table:table-cell>
        </table:table-row>
        <table:table-row table:style-name="ro1">
          <table:table-cell office:value-type="string" calcext:value-type="string">
            <text:p>Das Leben hält immer Überraschungen bereit. Und jede Überraschung ist eine chance, um daran zu wachsen. </text:p>
          </table:table-cell>
        </table:table-row>
        <table:table-row table:style-name="ro1">
          <table:table-cell office:value-type="string" calcext:value-type="string">
            <text:p>Mit etwas Ruhe und Besonnenheit wirst Du alles schaffen.</text:p>
          </table:table-cell>
        </table:table-row>
        <table:table-row table:style-name="ro1">
          <table:table-cell office:value-type="string" calcext:value-type="string">
            <text:p>Heute steckst Du voller Energie. Du wirst dich neuen Herausforderungen stellen und jeden Moment genießen.</text:p>
          </table:table-cell>
        </table:table-row>
        <table:table-row table:style-name="ro1">
          <table:table-cell office:value-type="string" calcext:value-type="string">
            <text:p>Die Welt ist voller Menschen. Heute lernst Du jemand neues kennen. </text:p>
          </table:table-cell>
        </table:table-row>
        <table:table-row table:style-name="ro1">
          <table:table-cell office:value-type="string" calcext:value-type="string">
            <text:p>Unverhofft kommt oft, aber stets behälst Du </text:p>
          </table:table-cell>
        </table:table-row>
        <table:table-row table:style-name="ro1">
          <table:table-cell office:value-type="string" calcext:value-type="string">
            <text:p>Heute wird Dich eine Aussage vielleicht mehr treffen als sonst. Atme tief durch, zähl bis drei und denk nicht weiter darüber nach. Jeder hat mal einen schlechten Tag.</text:p>
          </table:table-cell>
        </table:table-row>
        <table:table-row table:style-name="ro1">
          <table:table-cell office:value-type="string" calcext:value-type="string">
            <text:p>Mit etwas Disziplin gelingt dir heute nahezu alles.</text:p>
          </table:table-cell>
        </table:table-row>
        <table:table-row table:style-name="ro1">
          <table:table-cell office:value-type="string" calcext:value-type="string">
            <text:p>Die Arbeit geht Dir heute leicht von der Hand.</text:p>
          </table:table-cell>
        </table:table-row>
        <table:table-row table:style-name="ro1">
          <table:table-cell office:value-type="string" calcext:value-type="string">
            <text:p>Mühelos schaffst Du heute dein Pensum. Du fühlst Dich großartig.</text:p>
          </table:table-cell>
        </table:table-row>
        <table:table-row table:style-name="ro1">
          <table:table-cell office:value-type="string" calcext:value-type="string">
            <text:p>Jeder Tag ist dein Lieblingstag, mach es zu Deinem Tag.</text:p>
          </table:table-cell>
        </table:table-row>
        <table:table-row table:style-name="ro1">
          <table:table-cell office:value-type="string" calcext:value-type="string">
            <text:p>Geh in Dich und Du wirst die Kraft finden, um den Tag zu meistern.</text:p>
          </table:table-cell>
        </table:table-row>
        <table:table-row table:style-name="ro1">
          <table:table-cell office:value-type="string" calcext:value-type="string">
            <text:p>Es ist noch kein Meister vom Himmel gefallen. Heute wirst Du an deine Grenzen stoßen, aber das zeigt Dir nur, wo Du noch Lücken hast.</text:p>
          </table:table-cell>
        </table:table-row>
        <table:table-row table:style-name="ro1">
          <table:table-cell office:value-type="string" calcext:value-type="string">
            <text:p>Lass deine Wünsche war werden. Schreib Sie dir auf, und arbeite darauf hin. Es wird sich lohnen.</text:p>
          </table:table-cell>
        </table:table-row>
        <table:table-row table:style-name="ro1">
          <table:table-cell office:value-type="string" calcext:value-type="string">
            <text:p>Eine Idee ist gut. Geh doch mal eines deiner Projekte an, es kann etwas tolles daraus entstehen.</text:p>
          </table:table-cell>
        </table:table-row>
        <table:table-row table:style-name="ro1">
          <table:table-cell office:value-type="string" calcext:value-type="string">
            <text:p>Heute bist Du sehr kreativ, warum schreibst Du nicht mal ein Buch</text:p>
          </table:table-cell>
        </table:table-row>
        <table:table-row table:style-name="ro1">
          <table:table-cell office:value-type="string" calcext:value-type="string">
            <text:p>Es ist schön, wenn man jemanden hat auf den man sich verlassen kann. Da wartet jemand auf deinen Anruf. Werd aktiv und sieh was passiert.</text:p>
          </table:table-cell>
        </table:table-row>
        <table:table-row table:style-name="ro1">
          <table:table-cell office:value-type="string" calcext:value-type="string">
            <text:p>Das Leben ist wie eine Schachtel Pralinen, man weiß nie was man bekommt, wenn man es nicht probiert.</text:p>
          </table:table-cell>
        </table:table-row>
        <table:table-row table:style-name="ro1">
          <table:table-cell office:value-type="string" calcext:value-type="string">
            <text:p>Heute ist ein toller Tag, um die Natur zu entdecken und den Kopf frei zu bekommen, lass dich inspirieren.</text:p>
          </table:table-cell>
        </table:table-row>
        <table:table-row table:style-name="ro1">
          <table:table-cell office:value-type="string" calcext:value-type="string">
            <text:p>Was ist dein liebster Wunsch. Schreib ihn auf und stelle fest was Du für dein Glück brauchst.</text:p>
          </table:table-cell>
        </table:table-row>
        <table:table-row table:style-name="ro1">
          <table:table-cell office:value-type="string" calcext:value-type="string">
            <text:p>Du bist der Kapitän deines Lebensschiffes, setz Dir ein Ziel und lichte den Anker.</text:p>
          </table:table-cell>
        </table:table-row>
        <table:table-row table:style-name="ro1">
          <table:table-cell office:value-type="string" calcext:value-type="string">
            <text:p>Bist Du froh oder unglücklich, hör in dich hinein und werde die trüben formuliere negative Gedanken positiv. Das schafft Raum für neue Perspektiven</text:p>
          </table:table-cell>
        </table:table-row>
        <table:table-row table:style-name="ro1">
          <table:table-cell office:value-type="string" calcext:value-type="string">
            <text:p>Jeder Mensch hat seine eigene Welt im Kopf. Warum nicht gleich mal mit einem guten Freund reden. Vielleicht ergibt sich eine ganz neue Ansicht oder Idee.</text:p>
          </table:table-cell>
        </table:table-row>
        <table:table-row table:style-name="ro1">
          <table:table-cell office:value-type="string" calcext:value-type="string">
            <text:p>Wer nichts tut kann auch nicht wachsen. Tu deinem Körper etwas gutes und geh spazieren oder treibe etwas Sport. Das hebt nicht nur die Stimmung, sondern macht auch den Kopf frei. </text:p>
          </table:table-cell>
        </table:table-row>
        <table:table-row table:style-name="ro1">
          <table:table-cell office:value-type="string" calcext:value-type="string">
            <text:p>Sei Mutig und stell Dich deinem inneren Schweinehund, du wirst sehen, dass es gar nicht so schlimm ist, wie anfangs gedacht. Tu es einfach.</text:p>
          </table:table-cell>
        </table:table-row>
        <table:table-row table:style-name="ro1">
          <table:table-cell office:value-type="string" calcext:value-type="string">
            <text:p>Willst Du reich sein, dann geh in Dich und entdecke ein neues Hobbie, Ziel oder zündende Idee. Ohne Ziel im Leben wirst Du dich nicht fokussieren und deine Kraft gezielt einsetzen können.</text:p>
          </table:table-cell>
        </table:table-row>
        <table:table-row table:style-name="ro1">
          <table:table-cell office:value-type="string" calcext:value-type="string">
            <text:p>Bist Du müde, dann ruhe Dich aus. Bist Du wach, dann kannst Du alles schaffen.</text:p>
          </table:table-cell>
        </table:table-row>
        <table:table-row table:style-name="ro1">
          <table:table-cell office:value-type="string" calcext:value-type="string">
            <text:p>„Auch der Geist hat seine Hygiene, er bedarf, wie der Körper, einer Gymnastik.“ Zitat von Honoré de Balzac</text:p>
          </table:table-cell>
        </table:table-row>
        <table:table-row table:style-name="ro1">
          <table:table-cell office:value-type="string" calcext:value-type="string">
            <text:p>Das Leben ist so kraftvoll, wenn man es nur zulässt</text:p>
          </table:table-cell>
        </table:table-row>
        <table:table-row table:style-name="ro1">
          <table:table-cell office:value-type="string" calcext:value-type="string">
            <text:p>Mit der Zeit wird alles etwas Leichter, aber dafür muss man auch etwas tun.</text:p>
          </table:table-cell>
        </table:table-row>
        <table:table-row table:style-name="ro1">
          <table:table-cell office:value-type="string" calcext:value-type="string">
            <text:p>Jeder Tag hat seine Herausforderungen, bleib am Ball und Du wirst sie meistern.</text:p>
          </table:table-cell>
        </table:table-row>
        <table:table-row table:style-name="ro1">
          <table:table-cell office:value-type="string" calcext:value-type="string">
            <text:p>Scheitern ist nicht das Gegenteil von Erfolg, es gehört dazu.</text:p>
          </table:table-cell>
        </table:table-row>
        <table:table-row table:style-name="ro1">
          <table:table-cell office:value-type="string" calcext:value-type="string">
            <text:p>„Sei heute groß genug, um zu deinen Fehlern zu stehen, klug genug, um von ihnen zu profitieren und stark genug, um sie zu korrigieren.“ John C. Maxwell</text:p>
          </table:table-cell>
        </table:table-row>
        <table:table-row table:style-name="ro1">
          <table:table-cell office:value-type="string" calcext:value-type="string">
            <text:p>Jeder hat Freunde, aber nur die, die man auch mal Anrufen kann, wenn etwas ansteht, sind wahre Freunde. Rede mit Ihnen.</text:p>
          </table:table-cell>
        </table:table-row>
        <table:table-row table:style-name="ro1">
          <table:table-cell office:value-type="string" calcext:value-type="string">
            <text:p>Manchmal ist es schwer richtig von falsch zu unterscheiden. Dabei gibt es viele Nuancen zwischen Schwarz und Weiß. </text:p>
          </table:table-cell>
        </table:table-row>
        <table:table-row table:style-name="ro1">
          <table:table-cell office:value-type="string" calcext:value-type="string">
            <text:p>Die Welt ist groß, aber die heutige Technologie macht uns alle zu Nachbarn. Probier es mal aus.</text:p>
          </table:table-cell>
        </table:table-row>
        <table:table-row table:style-name="ro1">
          <table:table-cell office:value-type="string" calcext:value-type="string">
            <text:p>Lass das Leben nicht an Dir vorüber ziehen, packe es an und sei ein Teil davon.</text:p>
          </table:table-cell>
        </table:table-row>
        <table:table-row table:style-name="ro1">
          <table:table-cell office:value-type="string" calcext:value-type="string">
            <text:p>Lass dich nicht treiben, treffe selbst deine Entscheidungen und Du findest deinen Weg zum Glück.</text:p>
          </table:table-cell>
        </table:table-row>
        <table:table-row table:style-name="ro1">
          <table:table-cell office:value-type="string" calcext:value-type="string">
            <text:p>Auch wenn es mal schiefgeht, ist es nicht entscheidend ob du liegen bleibst sondern wie schnell Du wieder aufstehst. </text:p>
          </table:table-cell>
        </table:table-row>
        <table:table-row table:style-name="ro1">
          <table:table-cell office:value-type="string" calcext:value-type="string">
            <text:p>Manchmal ist der Weg das Ziel, heute ist das Ziel dein Weg. Finde Dein Glück indem Du dien Leben in die Hand nimmst.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8">00.00.0000</text:date>, <text:time style:data-style-name="N2" text:time-value="00:29:32.82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18T01:17:06.014000000</dc:date>
    <meta:editing-duration>PT26M22S</meta:editing-duration>
    <meta:editing-cycles>4</meta:editing-cycles>
    <meta:generator>LibreOffice/6.1.4.2$Windows_X86_64 LibreOffice_project/9d0f32d1f0b509096fd65e0d4bec26ddd1938fd3</meta:generator>
    <meta:document-statistic meta:table-count="1" meta:cell-count="79" meta:object-count="0"/>
  </office:meta>
</office:document-meta>
</file>